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9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8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00000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41.8cm" svg:height="12.642cm" svg:x="3.1cm" svg:y="24.2cm">
          <draw:text-box>
            <text:p text:style-name="P1"><text:span text:style-name="T1">Manipulação e visualização de dados no R</text:span></text:p>
          </draw:text-box>
        </draw:frame>
        <draw:frame draw:style-name="gr2" draw:text-style-name="P4" draw:layer="layout" svg:width="31.6cm" svg:height="7.352cm" svg:x="4.3cm" svg:y="3.6cm">
          <draw:text-box>
            <text:p text:style-name="P1"><text:span text:style-name="T2">Oswaldo Santos Baquero</text:span></text:p>
            <text:p text:style-name="P3"><text:span text:style-name="T2"/></text:p>
          </draw:text-box>
        </draw:frame>
        <draw:frame draw:style-name="gr3" draw:text-style-name="P5" draw:layer="layout" svg:width="14.2cm" svg:height="6.236cm" svg:x="17cm" svg:y="41.048cm">
          <draw:text-box>
            <text:p text:style-name="P3"><text:span text:style-name="T3">Versão preliminar</text:span><text:span text:style-name="T4"> </text:span></text:p>
          </draw:text-box>
        </draw:frame>
        <draw:frame draw:style-name="gr4" draw:text-style-name="P6" draw:layer="layout" svg:width="36.1cm" svg:height="7.839cm" svg:x="6cm" svg:y="50.348cm">
          <draw:text-box>
            <text:p text:style-name="P1"><text:span text:style-name="T5">São Paulo</text:span></text:p>
            <text:p text:style-name="P1"><text:span text:style-name="T5">Faculdade de Medicina Veterinária e Zootecnia</text:span></text:p>
            <text:p text:style-name="P1"><text:span text:style-name="T5">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6-10-13T16:14:39.196567316</dc:date>
    <meta:editing-duration>PT17M23S</meta:editing-duration>
    <meta:editing-cycles>14</meta:editing-cycles>
    <meta:generator>LibreOffice/4.4.5.2$Linux_X86_64 LibreOffice_project/a22f674fd25a3b6f45bdebf25400ed2adff0ff99</meta:generator>
    <meta:document-statistic meta:object-count="27"/>
  </office:meta>
</office:document-meta>
</file>